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3cm" svg:height="0.87cm" draw:z-index="0"><draw:image xlink:href="../../odt/images/0172.png" xlink:type="simple" xlink:show="embed" xlink:actuate="onLoad"/></draw:frame></text:p>
          </table:table-cell>
          <table:table-cell table:style-name="Table1.B1" office:value-type="string">
            <text:h text:style-name="P7" text:outline-level="1">Считывание строк из файл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51cm" svg:height="1.27cm" draw:z-index="1"><draw:image xlink:href="../../odt/images/0172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считывание новой строки из текстового файла на каждом шаге расчёта блока.</text:p>
            <text:p text:style-name="P3">Таблица <text:span text:style-name="T2">задается</text:span> в виде текстового файла, где формат каждой строки должен быть следующим:</text:p>
            <text:p text:style-name="P3">&lt;значение функции 1&gt; <text:s/>…. <text:s/>&lt;значение функции N&gt;</text:p>
            <text:p text:style-name="P3"><text:span text:style-name="T1">Пример</text:span>:</text:p>
            <text:p text:style-name="P3"><text:s text:c="4"/>1 <text:s text:c="2"/>2 <text:s/>6 <text:s text:c="2"/>9</text:p>
            <text:p text:style-name="P3"><text:s text:c="4"/>6 <text:s text:c="2"/>3 <text:s text:c="2"/>7 <text:s text:c="2"/>10</text:p>
            <text:p text:style-name="P3"><text:s text:c="4"/>3 <text:s text:c="2"/>5 <text:s text:c="2"/>3 <text:s text:c="2"/>9</text:p>
            <text:p text:style-name="P3"><text:span text:style-name="T1">Свойства</text:span>:</text:p>
            <text:list xml:id="list4596160526277606686" text:style-name="L1">
              <text:list-item>
                <text:p text:style-name="P4">Имя файла с таблицей – относительный путь к файлу таблицы.</text:p>
              </text:list-item>
              <text:list-item>
                <text:p text:style-name="P4">Число столбцов в таблице – соответствует размерности выхода.</text:p>
              </text:list-item>
              <text:list-item>
                <text:p text:style-name="P4">Цикл считывания строк – шаг с которым блок считывает новую строку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читывание строк из файла</dc:title>
    <dc:date>2014-12-01T18:15:58.86</dc:date>
    <meta:generator>OpenOffice/4.1.1$Win32 OpenOffice.org_project/411m6$Build-9775</meta:generator>
    <meta:editing-duration>PT6H25M51S</meta:editing-duration>
    <meta:editing-cycles>138</meta:editing-cycles>
    <meta:document-statistic meta:table-count="1" meta:image-count="2" meta:object-count="0" meta:page-count="1" meta:paragraph-count="17" meta:word-count="90" meta:character-count="538"/>
    <meta:user-defined meta:name="Поле 1"/>
    <meta:user-defined meta:name="Поле 2"/>
    <meta:user-defined meta:name="Поле 3"/>
    <meta:user-defined meta:name="Поле 4"/>
  </office:meta>
</office:document-meta>
</file>